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4d681" officeooo:paragraph-rsid="0004d681"/>
    </style:style>
    <style:style style:name="P2" style:family="paragraph" style:parent-style-name="Standard">
      <style:paragraph-properties fo:margin-top="0.0398in" fo:margin-bottom="0.0398in" loext:contextual-spacing="false" fo:line-height="150%"/>
      <style:text-properties officeooo:paragraph-rsid="0004d681"/>
    </style:style>
    <style:style style:name="P3" style:family="paragraph" style:parent-style-name="Standard">
      <style:paragraph-properties fo:margin-top="0.0398in" fo:margin-bottom="0.0398in" loext:contextual-spacing="false" fo:line-height="150%"/>
      <style:text-properties officeooo:rsid="000663e8" officeooo:paragraph-rsid="000663e8"/>
    </style:style>
    <style:style style:name="P4" style:family="paragraph" style:parent-style-name="Standard">
      <style:paragraph-properties fo:margin-top="0.0398in" fo:margin-bottom="0.0398in" loext:contextual-spacing="false" fo:line-height="150%"/>
      <style:text-properties fo:language="en" fo:country="US" officeooo:rsid="000663e8" officeooo:paragraph-rsid="000663e8"/>
    </style:style>
    <style:style style:name="P5" style:family="paragraph" style:parent-style-name="Standard">
      <style:paragraph-properties fo:margin-top="0.0398in" fo:margin-bottom="0.0398in" loext:contextual-spacing="false" fo:line-height="150%"/>
      <style:text-properties officeooo:rsid="000663e8" officeooo:paragraph-rsid="000663e8"/>
    </style:style>
    <style:style style:name="P6" style:family="paragraph" style:parent-style-name="Standard">
      <style:paragraph-properties fo:margin-top="0.0398in" fo:margin-bottom="0.0398in" loext:contextual-spacing="false" fo:line-height="150%"/>
      <style:text-properties officeooo:rsid="000a5d8a" officeooo:paragraph-rsid="000a5d8a"/>
    </style:style>
    <style:style style:name="T1" style:family="text">
      <style:text-properties officeooo:rsid="0004d681"/>
    </style:style>
    <style:style style:name="T2" style:family="text">
      <style:text-properties fo:language="en" fo:country="US"/>
    </style:style>
    <style:style style:name="T3" style:family="text">
      <style:text-properties fo:language="en" fo:country="US" officeooo:rsid="00063ac5"/>
    </style:style>
    <style:style style:name="T4" style:family="text">
      <style:text-properties fo:language="en" fo:country="US" officeooo:rsid="00093ce2"/>
    </style:style>
    <style:style style:name="T5" style:family="text">
      <style:text-properties fo:language="en" fo:country="US" officeooo:rsid="000a1b02"/>
    </style:style>
    <style:style style:name="T6" style:family="text">
      <style:text-properties fo:language="en" fo:country="US" officeooo:rsid="000a5d8a"/>
    </style:style>
    <style:style style:name="T7" style:family="text">
      <style:text-properties fo:language="en" fo:country="US" officeooo:rsid="000af0d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oker Challenge User Manual</text:p>
      <text:p text:style-name="P1">Description</text:p>
      <text:p text:style-name="P2"><text:span text:style-name="T1">The program is a help tool for online poker players. It is suitable to simulate a </text:span><text:bookmark text:name="result_box"/><text:span text:style-name="T2">poker tournament </text:span><text:span text:style-name="T3">and give hints for the users about their next decision according the odds.</text:span></text:p>
      <text:p text:style-name="P3"><text:span text:style-name="T3">T</text:span><text:span text:style-name="T2">he program has two main state:</text:span></text:p>
      <text:p text:style-name="P3"><text:span text:style-name="T2">- The </text:span><text:span text:style-name="T4">configuration</text:span><text:span text:style-name="T2"> </text:span><text:span text:style-name="T7">state</text:span><text:span text:style-name="T2"><text:line-break/>- The simulating is running</text:span></text:p>
      <text:p text:style-name="P3"><text:span text:style-name="T2">In the first state, when the simulating is stopped the user can configure</text:span><text:span text:style-name="T6">s</text:span><text:span text:style-name="T2"> the starting table options: number of players, position of user, blind’s bet, raise options, the user’s hand. </text:span><text:span text:style-name="T4">It is also able to configured the number of threads which calculate the od</text:span><text:span text:style-name="T6">d</text:span><text:span text:style-name="T4">s on the flop and river </text:span><text:span text:style-name="T7">rounds</text:span><text:span text:style-name="T4">. </text:span><text:span text:style-name="T5">It can be useful on different platforms.</text:span></text:p>
      <text:p text:style-name="P6"><text:span text:style-name="T5">T</text:span><text:span text:style-name="T2">he second state, when the simulating is running, the user can gives each of players decision. After the staring configuration had been selected, click to start action. (or press ctrl + s). After thet, the preflop round will be started and the player under the gun will be enabled. Select the act (fold,call,raise) <text:s/>and the bet amount </text:span><text:span text:style-name="T7">and click to Next action (Ctrl + N). When the next position will be yours, the program gives a hint for your action before you can select it. The program recognizes when a round has finished. At this point, give the following community cards and click to Start Round action (Ctrl + R). How you used the program in the preflop round you can use it in the next rounds. The program recognizes when the game ended (end of turn round, or fold your cars). At this point it //eredeti állapotba áll vissza</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9T12:37:18.210327990</meta:creation-date>
    <dc:date>2016-08-29T15:34:01.408462031</dc:date>
    <meta:editing-duration>PT2M49S</meta:editing-duration>
    <meta:editing-cycles>4</meta:editing-cycles>
    <meta:generator>LibreOffice/5.1.4.2$Linux_X86_64 LibreOffice_project/10m0$Build-2</meta:generator>
    <meta:document-statistic meta:table-count="0" meta:image-count="0" meta:object-count="0" meta:page-count="1" meta:paragraph-count="7" meta:word-count="258" meta:character-count="1459" meta:non-whitespace-character-count="1207"/>
  </office:meta>
</office:document-meta>
</file>